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079b53" officeooo:paragraph-rsid="000169a2"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0d1359" officeooo:paragraph-rsid="000169a2"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officeooo:rsid="0004079a" officeooo:paragraph-rsid="000169a2" style:font-size-asian="10.5pt" style:font-size-complex="12pt"/>
    </style:style>
    <style:style style:name="P4" style:family="paragraph" style:parent-style-name="Standard">
      <style:paragraph-properties fo:text-align="center" style:justify-single-word="false"/>
      <style:text-properties fo:font-size="18pt" officeooo:rsid="0004079a" officeooo:paragraph-rsid="000169a2" style:font-size-asian="18pt" style:font-size-complex="18pt"/>
    </style:style>
    <style:style style:name="P5" style:family="paragraph" style:parent-style-name="Standard">
      <style:paragraph-properties fo:text-align="start" style:justify-single-word="false"/>
      <style:text-properties fo:font-size="14pt" style:text-underline-style="none" fo:font-weight="bold" officeooo:rsid="00053f46" officeooo:paragraph-rsid="000169a2"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06276f" officeooo:paragraph-rsid="000169a2"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053f46" officeooo:paragraph-rsid="000169a2"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0d1359" officeooo:paragraph-rsid="000169a2"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115a0a" officeooo:paragraph-rsid="000169a2" style:font-size-asian="14pt" style:font-weight-asian="bold" style:font-size-complex="14pt" style:font-weight-complex="bold"/>
    </style:style>
    <style:style style:name="P10" style:family="paragraph" style:parent-style-name="Standard">
      <style:paragraph-properties fo:text-align="center" style:justify-single-word="false"/>
      <style:text-properties officeooo:paragraph-rsid="000169a2"/>
    </style:style>
    <style:style style:name="P11" style:family="paragraph" style:parent-style-name="Standard">
      <style:paragraph-properties fo:text-align="start" style:justify-single-word="false"/>
      <style:text-properties fo:font-size="12pt" officeooo:rsid="001d50c9" officeooo:paragraph-rsid="001d50c9" style:font-size-asian="10.5pt" style:font-size-complex="12pt"/>
    </style:style>
    <style:style style:name="P12" style:family="paragraph" style:parent-style-name="Standard">
      <style:paragraph-properties fo:text-align="start" style:justify-single-word="false"/>
      <style:text-properties fo:font-size="12pt" fo:font-weight="normal" officeooo:rsid="000d1359" officeooo:paragraph-rsid="000169a2"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d50c9" officeooo:paragraph-rsid="001d50c9"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e5a5f" officeooo:paragraph-rsid="001e5a5f" style:font-size-asian="12pt" style:font-weight-asian="normal" style:font-size-complex="12pt" style:font-weight-complex="normal"/>
    </style:style>
    <style:style style:name="T1" style:family="text">
      <style:text-properties officeooo:rsid="000a36bb"/>
    </style:style>
    <style:style style:name="T2" style:family="text">
      <style:text-properties officeooo:rsid="001747e6"/>
    </style:style>
    <style:style style:name="T3" style:family="text">
      <style:text-properties officeooo:rsid="001931b1"/>
    </style:style>
    <style:style style:name="T4" style:family="text">
      <style:text-properties fo:font-size="18pt" style:font-size-asian="18pt" style:font-size-complex="18pt"/>
    </style:style>
    <style:style style:name="T5" style:family="text">
      <style:text-properties fo:font-size="18pt" officeooo:rsid="0004079a" style:font-size-asian="18pt" style:font-size-complex="18pt"/>
    </style:style>
    <style:style style:name="T6" style:family="text">
      <style:text-properties fo:font-size="18pt" officeooo:rsid="001ac0cd" style:font-size-asian="18pt" style:font-size-complex="18pt"/>
    </style:style>
    <style:style style:name="T7" style:family="text">
      <style:text-properties officeooo:rsid="001d50c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5">S1.0</text:span><text:span text:style-name="T6">6 </text:span><text:span text:style-name="T5"><text:s/></text:span><text:span text:style-name="T4">Découverte de l’environnement économique et écologique </text:span></text:p>
      <text:p text:style-name="P4"/>
      <text:p text:style-name="P4">_____________________________________________</text:p>
      <text:p text:style-name="P4"/>
      <text:p text:style-name="P4"/>
      <text:p text:style-name="P5">1) Projet et ses objectifs :</text:p>
      <text:p text:style-name="P3"/>
      <text:p text:style-name="P11">Ce projet était constitué d’une dizaine de questions visant à présenter une entreprise de manière approfondie, se pencher sur ces méthodes de travail etc. Ces questions était surtout axées sur l’aspect écologique.</text:p>
      <text:p text:style-name="P3"/>
      <text:p text:style-name="P6"/>
      <text:p text:style-name="P6">2) Organisation collaborative :</text:p>
      <text:p text:style-name="P7"/>
      <text:p text:style-name="P1">Cette S<text:span text:style-name="T1">AE </text:span>devait être réalisé en <text:span text:style-name="T7">trinôme, reprenant les groupes formés lors des exposés réalisé au préalable sur ces entreprises</text:span>. <text:span text:style-name="T7">Il y avait dix questions, nous avons convenu de répondre à deux questions chacun puis de se concentrer ensemble sur une dernière. Pour plus d’efficacité, nous avons convenus des questions qui allaient plus ou moins bien ensemble. Enfin, après la répartition du travail, chacun faisait des recherches afin de trouver des infos, des documents les illustrant (graphiques ou autre) et chacun pareticipait à la présentation finale.</text:span></text:p>
      <text:p text:style-name="P1"/>
      <text:p text:style-name="P1"/>
      <text:p text:style-name="P8">3) Étapes et difficultés :</text:p>
      <text:p text:style-name="P8"/>
      <text:p text:style-name="P2">Le projet était découpé selon moi en <text:span text:style-name="T7">Deux</text:span> étapes majeures :</text:p>
      <text:p text:style-name="P2"/>
      <text:p text:style-name="P2">- <text:span text:style-name="T7">Recherches plus approfondies sur l’entreprise afin de la connaître (et de rassembler des sources viables) dans son ensemble et découverte des questions</text:span></text:p>
      <text:p text:style-name="P13">- Recherches spécifiques relatives aux questions et recherche de documents.</text:p>
      <text:p text:style-name="P2"/>
      <text:p text:style-name="P14">Peut de difficultés ont été rencontrés lors de ce projet, nous étions assez efficace. Le plus dur restait d’illustrer nos propos.</text:p>
      <text:p text:style-name="P9"/>
      <text:p text:style-name="P9">4 ) Amélioration pour l’avenir :</text:p>
      <text:p text:style-name="P9"/>
      <text:p text:style-name="P14">Pas d’amélioration notable pour les projets d’extraction d’informations, j’ai obtenu une excellente note et j’ai terminé cette SAE en 10h au lieu de 1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13T16:06:55.902000000</meta:creation-date>
    <meta:generator>LibreOffice/7.1.0.3$Windows_X86_64 LibreOffice_project/f6099ecf3d29644b5008cc8f48f42f4a40986e4c</meta:generator>
    <dc:date>2025-05-28T07:33:16.697000000</dc:date>
    <meta:editing-duration>PT59M7S</meta:editing-duration>
    <meta:editing-cycles>27</meta:editing-cycles>
    <meta:document-statistic meta:table-count="0" meta:image-count="0" meta:object-count="0" meta:page-count="1" meta:paragraph-count="13" meta:word-count="236" meta:character-count="1561" meta:non-whitespace-character-count="1336"/>
  </office:meta>
</office:document-meta>
</file>